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000000" style:font-name="Liberation Serif" fo:font-size="12pt" fo:font-weight="normal" officeooo:rsid="00100979" officeooo:paragraph-rsid="001217da" fo:background-color="transparent" style:font-size-asian="12pt" style:font-size-complex="12pt"/>
    </style:style>
    <style:style style:name="P2" style:family="paragraph" style:parent-style-name="Standard">
      <style:paragraph-properties style:line-height-at-least="0.198in"/>
      <style:text-properties fo:color="#000000" style:font-name="Liberation Serif" fo:font-size="12pt" fo:font-weight="normal" officeooo:paragraph-rsid="001217da" fo:background-color="transparent" style:font-size-asian="12pt" style:font-size-complex="12pt"/>
    </style:style>
    <style:style style:name="P3" style:family="paragraph" style:parent-style-name="Standard">
      <style:text-properties fo:color="#000000" style:font-name="Liberation Serif" fo:font-size="12pt" fo:font-weight="bold" officeooo:rsid="0014c572" officeooo:paragraph-rsid="001217da" fo:background-color="transparent" style:font-size-asian="12pt" style:font-weight-asian="bold" style:font-size-complex="12pt" style:font-weight-complex="bold"/>
    </style:style>
    <style:style style:name="P4" style:family="paragraph" style:parent-style-name="Standard">
      <style:paragraph-properties style:line-height-at-least="0.198in"/>
      <style:text-properties fo:color="#000000" style:font-name="Liberation Serif" fo:font-size="12pt" fo:font-weight="bold" officeooo:paragraph-rsid="001217da" fo:background-color="transparent" style:font-size-asian="12pt" style:font-weight-asian="bold" style:font-size-complex="12pt" style:font-weight-complex="bold"/>
    </style:style>
    <style:style style:name="P5" style:family="paragraph" style:parent-style-name="Standard">
      <style:text-properties officeooo:rsid="000fc14b" officeooo:paragraph-rsid="001217da"/>
    </style:style>
    <style:style style:name="P6" style:family="paragraph" style:parent-style-name="Standard">
      <style:text-properties fo:font-weight="bold" officeooo:rsid="0015c854" officeooo:paragraph-rsid="001217da" style:font-weight-asian="bold" style:font-weight-complex="bold"/>
    </style:style>
    <style:style style:name="P7" style:family="paragraph" style:parent-style-name="Standard">
      <style:text-properties fo:font-weight="normal" officeooo:rsid="0015c854" officeooo:paragraph-rsid="001217da" style:font-weight-asian="normal" style:font-weight-complex="normal"/>
    </style:style>
    <style:style style:name="P8" style:family="paragraph" style:parent-style-name="Standard">
      <style:text-properties officeooo:rsid="0014c572" officeooo:paragraph-rsid="001217da"/>
    </style:style>
    <style:style style:name="P9" style:family="paragraph" style:parent-style-name="Standard">
      <style:paragraph-properties style:line-height-at-least="0.198in"/>
      <style:text-properties style:font-name="Liberation Serif" fo:font-size="12pt" officeooo:paragraph-rsid="001217da" fo:background-color="transparent" style:font-size-asian="12pt" style:font-size-complex="12pt"/>
    </style:style>
    <style:style style:name="P10" style:family="paragraph" style:parent-style-name="Standard">
      <style:paragraph-properties style:line-height-at-least="0.198in"/>
      <style:text-properties officeooo:paragraph-rsid="001217da"/>
    </style:style>
    <style:style style:name="T1" style:family="text">
      <style:text-properties officeooo:rsid="0010ab71"/>
    </style:style>
    <style:style style:name="T2" style:family="text">
      <style:text-properties officeooo:rsid="0017b0f8"/>
    </style:style>
    <style:style style:name="T3" style:family="text">
      <style:text-properties fo:color="#000000" style:font-name="Liberation Serif" fo:font-size="12pt" fo:font-weight="bold" officeooo:rsid="0017b0f8" fo:background-color="transparent" loext:char-shading-value="0" style:font-size-asian="12pt" style:font-weight-asian="bold" style:font-size-complex="12pt" style:font-weight-complex="bold"/>
    </style:style>
    <style:style style:name="T4" style:family="text">
      <style:text-properties fo:color="#000000" style:font-name="Liberation Serif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5" style:family="text">
      <style:text-properties officeooo:rsid="001217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run Kumar</text:p>
      <text:p text:style-name="P5">ME 449</text:p>
      <text:p text:style-name="P5">Final Project</text:p>
      <text:p text:style-name="P5"/>
      <text:p text:style-name="P6">Controller Type</text:p>
      <text:p text:style-name="P7">Feedforward-Plus-PI controller</text:p>
      <text:p text:style-name="P7"/>
      <text:p text:style-name="P6">Controller Gains</text:p>
      <text:p text:style-name="P8">Kp = 5</text:p>
      <text:p text:style-name="P8">Ki <text:s/>= <text:span text:style-name="T5">100</text:span></text:p>
      <text:p text:style-name="P8"/>
      <text:p text:style-name="P3">Cube initial and final configurations</text:p>
      <text:p text:style-name="P2">Tsc_i = [[1,0,0,1],</text:p>
      <text:p text:style-name="P2"><text:tab/>[0,1,0,0],</text:p>
      <text:p text:style-name="P2"><text:tab/>[0,0,1,0.025],</text:p>
      <text:p text:style-name="P2"><text:tab/>[0,0,0,1]]</text:p>
      <text:p text:style-name="P2">Tsc_f = [[0,1,0,0],</text:p>
      <text:p text:style-name="P2"><text:tab/>[-1,0,0,-1],</text:p>
      <text:p text:style-name="P2"><text:tab/>[0,0,1,0.025],</text:p>
      <text:p text:style-name="P2"><text:tab/>[0,0,0,1]]</text:p>
      <text:p text:style-name="P9"/>
      <text:p text:style-name="P4">Actual <text:span text:style-name="T2">Initial R</text:span>obot <text:span text:style-name="T2">C</text:span>onfiguration</text:p>
      <text:p text:style-name="P2">config_a = [0.6,-0.4159,0,0,0,0,3*pi/2,0,0,0,0,0,0]</text:p>
      <text:p text:style-name="P9"/>
      <text:p text:style-name="P10"><text:span text:style-name="T3">Reference</text:span><text:span text:style-name="T4"> </text:span><text:span text:style-name="T3">Initial R</text:span><text:span text:style-name="T4">obot </text:span><text:span text:style-name="T3">C</text:span><text:span text:style-name="T4">onfiguration</text:span></text:p>
      <text:p text:style-name="P1">config_r = [0,-0.4159,0.2,0,0,0,3*pi/2,0,0,0,0,0,0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02:14:13.963690379</meta:creation-date>
    <dc:date>2020-12-03T03:32:09.209694276</dc:date>
    <meta:editing-duration>PT1M14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21" meta:word-count="49" meta:character-count="429" meta:non-whitespace-character-count="394"/>
  </office:meta>
</office:document-meta>
</file>